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1" table:number-columns-repeated="3" table:default-cell-style-name="ce4"/>
        <table:table-column table:style-name="co1" table:number-columns-repeated="6" table:default-cell-style-name="Default"/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Allis Shad</text:p>
          </table:table-cell>
          <table:table-cell table:style-name="ce1"/>
          <table:table-cell table:style-name="ce2" office:value-type="string" calcext:value-type="string">
            <text:p>Allis Shad</text:p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1" table:formula="of:=LN(1/[.B3])" office:value-type="float" office:value="-9.21034037197618" calcext:value-type="float">
            <text:p>-9.21034037197618</text:p>
          </table:table-cell>
          <table:table-cell table:style-name="ce2" office:value-type="float" office:value="75" calcext:value-type="float">
            <text:p>75</text:p>
          </table:table-cell>
          <table:table-cell table:style-name="ce2" table:formula="of:=[.D3]*[.D3]" office:value-type="float" office:value="5625" calcext:value-type="float">
            <text:p>5625</text:p>
          </table:table-cell>
          <table:table-cell table:style-name="ce2"/>
          <table:table-cell table:formula="of:=[.D3]*[.C3]" office:value-type="float" office:value="-690.775527898214" calcext:value-type="float">
            <text:p>-690.775527898214</text:p>
          </table:table-cell>
          <table:table-cell/>
          <table:table-cell table:formula="of:=[.D3]*(([.C3]-[.$H$15])^2)" office:value-type="float" office:value="99.4105895714701" calcext:value-type="float">
            <text:p>99.410589571470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1" table:formula="of:=LN(1/[.B4])" office:value-type="float" office:value="-11.5129254649702" calcext:value-type="float">
            <text:p>-11.5129254649702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D4]*[.D4]" office:value-type="float" office:value="2500" calcext:value-type="float">
            <text:p>2500</text:p>
          </table:table-cell>
          <table:table-cell table:style-name="ce2"/>
          <table:table-cell table:formula="of:=[.D4]*[.C4]" office:value-type="float" office:value="-575.646273248511" calcext:value-type="float">
            <text:p>-575.646273248511</text:p>
          </table:table-cell>
          <table:table-cell/>
          <table:table-cell table:formula="of:=[.D4]*(([.C4]-[.$H$15])^2)" office:value-type="float" office:value="66.27372638098" calcext:value-type="float">
            <text:p>66.27372638098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1" table:formula="of:=LN(1/[.B5])" office:value-type="float" office:value="-11.5129254649702" calcext:value-type="float">
            <text:p>-11.5129254649702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D5]*[.D5]" office:value-type="float" office:value="2500" calcext:value-type="float">
            <text:p>2500</text:p>
          </table:table-cell>
          <table:table-cell table:style-name="ce2"/>
          <table:table-cell table:formula="of:=[.D5]*[.C5]" office:value-type="float" office:value="-575.646273248511" calcext:value-type="float">
            <text:p>-575.646273248511</text:p>
          </table:table-cell>
          <table:table-cell/>
          <table:table-cell table:formula="of:=[.D5]*(([.C5]-[.$H$15])^2)" office:value-type="float" office:value="66.27372638098" calcext:value-type="float">
            <text:p>66.27372638098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1" table:formula="of:=LN(1/[.B6])" office:value-type="float" office:value="-13.8155105579643" calcext:value-type="float">
            <text:p>-13.8155105579643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[.D6]*[.D6]" office:value-type="float" office:value="625" calcext:value-type="float">
            <text:p>625</text:p>
          </table:table-cell>
          <table:table-cell table:style-name="ce2"/>
          <table:table-cell table:formula="of:=[.D6]*[.C6]" office:value-type="float" office:value="-345.387763949107" calcext:value-type="float">
            <text:p>-345.387763949107</text:p>
          </table:table-cell>
          <table:table-cell/>
          <table:table-cell table:formula="of:=[.D6]*(([.C6]-[.$H$15])^2)" office:value-type="float" office:value="298.23176871441" calcext:value-type="float">
            <text:p>298.2317687144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1" table:formula="of:=LN(1/[.B7])" office:value-type="float" office:value="-9.21034037197618" calcext:value-type="float">
            <text:p>-9.21034037197618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[.D7]*[.D7]" office:value-type="float" office:value="625" calcext:value-type="float">
            <text:p>625</text:p>
          </table:table-cell>
          <table:table-cell table:style-name="ce2"/>
          <table:table-cell table:formula="of:=[.D7]*[.C7]" office:value-type="float" office:value="-230.258509299405" calcext:value-type="float">
            <text:p>-230.258509299405</text:p>
          </table:table-cell>
          <table:table-cell/>
          <table:table-cell table:formula="of:=[.D7]*(([.C7]-[.$H$15])^2)" office:value-type="float" office:value="33.13686319049" calcext:value-type="float">
            <text:p>33.13686319049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1" table:formula="of:=LN(1/[.B8])" office:value-type="float" office:value="-11.5129254649702" calcext:value-type="float">
            <text:p>-11.5129254649702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[.D8]*[.D8]" office:value-type="float" office:value="2500" calcext:value-type="float">
            <text:p>2500</text:p>
          </table:table-cell>
          <table:table-cell table:style-name="ce2"/>
          <table:table-cell table:formula="of:=[.D8]*[.C8]" office:value-type="float" office:value="-575.646273248511" calcext:value-type="float">
            <text:p>-575.646273248511</text:p>
          </table:table-cell>
          <table:table-cell/>
          <table:table-cell table:formula="of:=[.D8]*(([.C8]-[.$H$15])^2)" office:value-type="float" office:value="66.27372638098" calcext:value-type="float">
            <text:p>66.27372638098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000000" calcext:value-type="float">
            <text:p>1000000</text:p>
          </table:table-cell>
          <table:table-cell table:style-name="ce1" table:formula="of:=LN(1/[.B9])" office:value-type="float" office:value="-13.8155105579643" calcext:value-type="float">
            <text:p>-13.8155105579643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[.D9]*[.D9]" office:value-type="float" office:value="625" calcext:value-type="float">
            <text:p>625</text:p>
          </table:table-cell>
          <table:table-cell table:style-name="ce2"/>
          <table:table-cell table:formula="of:=[.D9]*[.C9]" office:value-type="float" office:value="-345.387763949107" calcext:value-type="float">
            <text:p>-345.387763949107</text:p>
          </table:table-cell>
          <table:table-cell/>
          <table:table-cell table:formula="of:=[.D9]*(([.C9]-[.$H$15])^2)" office:value-type="float" office:value="298.23176871441" calcext:value-type="float">
            <text:p>298.2317687144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1" table:formula="of:=LN(1/[.B10])" office:value-type="float" office:value="-9.21034037197618" calcext:value-type="float">
            <text:p>-9.21034037197618</text:p>
          </table:table-cell>
          <table:table-cell table:style-name="ce3" office:value-type="float" office:value="75" calcext:value-type="float">
            <text:p>75</text:p>
          </table:table-cell>
          <table:table-cell table:style-name="ce2" table:formula="of:=[.D10]*[.D10]" office:value-type="float" office:value="5625" calcext:value-type="float">
            <text:p>5625</text:p>
          </table:table-cell>
          <table:table-cell table:style-name="ce3"/>
          <table:table-cell table:formula="of:=[.D10]*[.C10]" office:value-type="float" office:value="-690.775527898214" calcext:value-type="float">
            <text:p>-690.775527898214</text:p>
          </table:table-cell>
          <table:table-cell/>
          <table:table-cell table:formula="of:=[.D10]*(([.C10]-[.$H$15])^2)" office:value-type="float" office:value="99.4105895714701" calcext:value-type="float">
            <text:p>99.410589571470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1" table:formula="of:=LN(1/[.B11])" office:value-type="float" office:value="-9.21034037197618" calcext:value-type="float">
            <text:p>-9.21034037197618</text:p>
          </table:table-cell>
          <table:table-cell table:style-name="ce3" office:value-type="float" office:value="100" calcext:value-type="float">
            <text:p>100</text:p>
          </table:table-cell>
          <table:table-cell table:style-name="ce2" table:formula="of:=[.D11]*[.D11]" office:value-type="float" office:value="10000" calcext:value-type="float">
            <text:p>10000</text:p>
          </table:table-cell>
          <table:table-cell table:style-name="ce3"/>
          <table:table-cell table:formula="of:=[.D11]*[.C11]" office:value-type="float" office:value="-921.034037197618" calcext:value-type="float">
            <text:p>-921.034037197618</text:p>
          </table:table-cell>
          <table:table-cell/>
          <table:table-cell table:formula="of:=[.D11]*(([.C11]-[.$H$15])^2)" office:value-type="float" office:value="132.54745276196" calcext:value-type="float">
            <text:p>132.5474527619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00000" calcext:value-type="float">
            <text:p>100000</text:p>
          </table:table-cell>
          <table:table-cell table:style-name="ce1" table:formula="of:=LN(1/[.B12])" office:value-type="float" office:value="-11.5129254649702" calcext:value-type="float">
            <text:p>-11.5129254649702</text:p>
          </table:table-cell>
          <table:table-cell office:value-type="float" office:value="25" calcext:value-type="float">
            <text:p>25</text:p>
          </table:table-cell>
          <table:table-cell table:style-name="ce2" table:formula="of:=[.D12]*[.D12]" office:value-type="float" office:value="625" calcext:value-type="float">
            <text:p>625</text:p>
          </table:table-cell>
          <table:table-cell/>
          <table:table-cell table:formula="of:=[.D12]*[.C12]" office:value-type="float" office:value="-287.823136624256" calcext:value-type="float">
            <text:p>-287.823136624256</text:p>
          </table:table-cell>
          <table:table-cell/>
          <table:table-cell table:formula="of:=[.D12]*(([.C12]-[.$H$15])^2)" office:value-type="float" office:value="33.13686319049" calcext:value-type="float">
            <text:p>33.13686319049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1" table:formula="of:=LN(1/[.B13])" office:value-type="float" office:value="-9.21034037197618" calcext:value-type="float">
            <text:p>-9.21034037197618</text:p>
          </table:table-cell>
          <table:table-cell office:value-type="float" office:value="50" calcext:value-type="float">
            <text:p>50</text:p>
          </table:table-cell>
          <table:table-cell table:style-name="ce2" table:formula="of:=[.D13]*[.D13]" office:value-type="float" office:value="2500" calcext:value-type="float">
            <text:p>2500</text:p>
          </table:table-cell>
          <table:table-cell/>
          <table:table-cell table:formula="of:=[.D13]*[.C13]" office:value-type="float" office:value="-460.517018598809" calcext:value-type="float">
            <text:p>-460.517018598809</text:p>
          </table:table-cell>
          <table:table-cell/>
          <table:table-cell table:formula="of:=[.D13]*(([.C13]-[.$H$15])^2)" office:value-type="float" office:value="66.27372638098" calcext:value-type="float">
            <text:p>66.2737263809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igma CL</text:p>
          </table:table-cell>
          <table:table-cell table:number-columns-repeated="3"/>
          <table:table-cell office:value-type="string" calcext:value-type="string">
            <text:p>mu</text:p>
          </table:table-cell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</table:table-row>
        <table:table-row table:style-name="ro2">
          <table:table-cell/>
          <table:table-cell table:formula="of:=COUNT([.B3:.B13])" office:value-type="float" office:value="11" calcext:value-type="float">
            <text:p>11</text:p>
          </table:table-cell>
          <table:table-cell/>
          <table:table-cell table:formula="of:=SUM([.D3:.D13])" office:value-type="float" office:value="550" calcext:value-type="float">
            <text:p>550</text:p>
          </table:table-cell>
          <table:table-cell table:formula="of:=SUM([.E3:.E13])" office:value-type="float" office:value="33750" calcext:value-type="float">
            <text:p>33750</text:p>
          </table:table-cell>
          <table:table-cell/>
          <table:table-cell table:style-name="ce4" table:formula="of:=SUM([.G3:.G13])" office:value-type="float" office:value="-5698.89810516026" calcext:value-type="float">
            <text:p>-5698.89810516026</text:p>
          </table:table-cell>
          <table:table-cell table:formula="of:=[.G15]/[.D15]" office:value-type="float" office:value="-10.3616329184732" calcext:value-type="float">
            <text:p>-10.3616329184732</text:p>
          </table:table-cell>
          <table:table-cell table:style-name="ce4" table:formula="of:=SUM([.I3:.I13])" office:value-type="float" office:value="1259.20080123862" calcext:value-type="float">
            <text:p>1259.20080123862</text:p>
          </table:table-cell>
          <table:table-cell table:formula="of:=SQRT([.I15]/(([.E17]-1)*[.D15]))" office:value-type="float" office:value="0.536202461158639" calcext:value-type="float">
            <text:p>0.536202461158639</text:p>
          </table:table-cell>
          <table:table-cell table:formula="of:=[.H15]-[.J15]" office:value-type="float" office:value="-10.8978353796318" calcext:value-type="float">
            <text:p>-10.8978353796318</text:p>
          </table:table-cell>
          <table:table-cell table:formula="of:=[.H15]+[.J15]" office:value-type="float" office:value="-9.82543045731457" calcext:value-type="float">
            <text:p>-9.8254304573145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neff</text:p>
          </table:table-cell>
          <table:table-cell table:number-columns-repeated="2"/>
          <table:table-cell table:formula="of:=EXP([.H15])" office:value-type="float" office:value="0.0000316227766016838" calcext:value-type="float">
            <text:p>3.16227766016838E-05</text:p>
          </table:table-cell>
          <table:table-cell table:number-columns-repeated="2"/>
          <table:table-cell table:formula="of:=EXP([.K15])" office:value-type="float" office:value="0.0000184982323400454" calcext:value-type="float">
            <text:p>1.84982323400454E-05</text:p>
          </table:table-cell>
          <table:table-cell table:formula="of:=EXP([.L15])" office:value-type="float" office:value="0.0000540592193685002" calcext:value-type="float">
            <text:p>5.40592193685002E-05</text:p>
          </table:table-cell>
        </table:table-row>
        <table:table-row table:style-name="ro2">
          <table:table-cell table:number-columns-repeated="4"/>
          <table:table-cell table:formula="of:=[.D15]*[.D15]/[.E15]" office:value-type="float" office:value="8.96296296296296" calcext:value-type="float">
            <text:p>8.96296296296296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/>
          <table:table-cell table:formula="of:=SQRT([.B15])" office:value-type="float" office:value="3.3166247903554" calcext:value-type="float">
            <text:p>3.3166247903554</text:p>
          </table:table-cell>
          <table:table-cell table:number-columns-repeated="2"/>
          <table:table-cell table:formula="of:=SQRT([.E17])" office:value-type="float" office:value="2.993820796735" calcext:value-type="float">
            <text:p>2.993820796735</text:p>
          </table:table-cell>
          <table:table-cell table:number-columns-repeated="7"/>
        </table:table-row>
        <table:table-row table:style-name="ro2" table:number-rows-repeated="34">
          <table:table-cell table:number-columns-repeated="12"/>
        </table:table-row>
        <table:table-row table:style-name="ro2" table:number-rows-repeated="959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6T18:28:56.943582565</meta:creation-date>
    <dc:date>2021-11-16T19:22:14.899611495</dc:date>
    <meta:editing-duration>PT22M47S</meta:editing-duration>
    <meta:editing-cycles>1</meta:editing-cycles>
    <meta:document-statistic meta:table-count="1" meta:cell-count="92" meta:object-count="0"/>
    <meta:generator>LibreOffice/7.2.2.2$Linux_X86_64 LibreOffice_project/20$Build-2</meta:generator>
  </office:meta>
</office:document-meta>
</file>